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127fd"/>
    </style:style>
    <style:style style:name="P2" style:family="paragraph" style:parent-style-name="Text_20_body" style:list-style-name="L1">
      <style:text-properties officeooo:rsid="0012444f" officeooo:paragraph-rsid="0012444f"/>
    </style:style>
    <style:style style:name="P3" style:family="paragraph" style:parent-style-name="Text_20_body" style:list-style-name="L1">
      <style:text-properties officeooo:rsid="001127fd" officeooo:paragraph-rsid="001127fd"/>
    </style:style>
    <style:style style:name="P4" style:family="paragraph" style:parent-style-name="Text_20_body" style:list-style-name="L2">
      <style:text-properties officeooo:rsid="00130b29" officeooo:paragraph-rsid="00130b29"/>
    </style:style>
    <style:style style:name="P5" style:family="paragraph" style:parent-style-name="Text_20_body" style:list-style-name="L2">
      <style:text-properties officeooo:rsid="00147e6a" officeooo:paragraph-rsid="00147e6a"/>
    </style:style>
    <style:style style:name="P6" style:family="paragraph" style:parent-style-name="Text_20_body" style:list-style-name="L2">
      <style:text-properties officeooo:rsid="0015f4b8" officeooo:paragraph-rsid="0015f4b8"/>
    </style:style>
    <style:style style:name="P7" style:family="paragraph" style:parent-style-name="Text_20_body" style:list-style-name="L3">
      <style:text-properties officeooo:rsid="0018f9d2" officeooo:paragraph-rsid="0018f9d2"/>
    </style:style>
    <style:style style:name="P8" style:family="paragraph" style:parent-style-name="Text_20_body" style:list-style-name="L3">
      <style:text-properties officeooo:rsid="0019f3a6" officeooo:paragraph-rsid="0019f3a6"/>
    </style:style>
    <style:style style:name="P9" style:family="paragraph" style:parent-style-name="Heading_20_1">
      <style:text-properties officeooo:paragraph-rsid="0019f3a6"/>
    </style:style>
    <style:style style:name="P10" style:family="paragraph" style:parent-style-name="Text_20_body" style:list-style-name="L4">
      <style:text-properties officeooo:rsid="001a34ff" officeooo:paragraph-rsid="001a34ff"/>
    </style:style>
    <style:style style:name="P11" style:family="paragraph" style:parent-style-name="Text_20_body" style:list-style-name="L4">
      <style:text-properties officeooo:rsid="001c50d8" officeooo:paragraph-rsid="001c50d8"/>
    </style:style>
    <style:style style:name="P12" style:family="paragraph" style:parent-style-name="Text_20_body" style:list-style-name="L4">
      <style:text-properties officeooo:rsid="001caed8" officeooo:paragraph-rsid="001caed8"/>
    </style:style>
    <style:style style:name="P13" style:family="paragraph" style:parent-style-name="Heading_20_1">
      <style:text-properties officeooo:paragraph-rsid="001da473"/>
    </style:style>
    <style:style style:name="P14" style:family="paragraph" style:parent-style-name="Text_20_body" style:list-style-name="L5">
      <style:text-properties officeooo:rsid="001f4fdf" officeooo:paragraph-rsid="001f4fdf"/>
    </style:style>
    <style:style style:name="P15" style:family="paragraph" style:parent-style-name="Text_20_body" style:list-style-name="L5">
      <style:text-properties officeooo:rsid="005060f8" officeooo:paragraph-rsid="005060f8"/>
    </style:style>
    <style:style style:name="P16" style:family="paragraph" style:parent-style-name="Text_20_body" style:list-style-name="L5">
      <style:text-properties officeooo:rsid="001f6f4c" officeooo:paragraph-rsid="005060f8"/>
    </style:style>
    <style:style style:name="P17" style:family="paragraph" style:parent-style-name="Heading_20_1">
      <style:text-properties officeooo:paragraph-rsid="0022b442"/>
    </style:style>
    <style:style style:name="P18" style:family="paragraph" style:parent-style-name="Text_20_body" style:list-style-name="L6">
      <style:text-properties officeooo:rsid="0024501d" officeooo:paragraph-rsid="0024501d"/>
    </style:style>
    <style:style style:name="P19" style:family="paragraph" style:parent-style-name="Text_20_body" style:list-style-name="L6">
      <style:text-properties officeooo:rsid="0025a229" officeooo:paragraph-rsid="0025a229"/>
    </style:style>
    <style:style style:name="P20" style:family="paragraph" style:parent-style-name="Heading_20_1">
      <style:text-properties officeooo:paragraph-rsid="00280de6"/>
    </style:style>
    <style:style style:name="P21" style:family="paragraph" style:parent-style-name="Text_20_body" style:list-style-name="L7">
      <style:text-properties officeooo:rsid="00280de6" officeooo:paragraph-rsid="00280de6"/>
    </style:style>
    <style:style style:name="P22" style:family="paragraph" style:parent-style-name="Text_20_body" style:list-style-name="L7">
      <style:text-properties officeooo:rsid="00283cb2" officeooo:paragraph-rsid="00283cb2"/>
    </style:style>
    <style:style style:name="P23" style:family="paragraph" style:parent-style-name="Text_20_body" style:list-style-name="L7">
      <style:text-properties officeooo:rsid="00295ecf" officeooo:paragraph-rsid="00295ecf"/>
    </style:style>
    <style:style style:name="P24" style:family="paragraph" style:parent-style-name="Heading_20_1">
      <style:text-properties officeooo:paragraph-rsid="002a935f"/>
    </style:style>
    <style:style style:name="P25" style:family="paragraph" style:parent-style-name="Text_20_body" style:list-style-name="L8">
      <style:text-properties officeooo:rsid="002cc11a" officeooo:paragraph-rsid="002cc11a"/>
    </style:style>
    <style:style style:name="P26" style:family="paragraph" style:parent-style-name="Text_20_body" style:list-style-name="L8">
      <style:text-properties officeooo:rsid="002fc664" officeooo:paragraph-rsid="002fc664"/>
    </style:style>
    <style:style style:name="P27" style:family="paragraph" style:parent-style-name="Text_20_body" style:list-style-name="L8">
      <style:text-properties officeooo:rsid="002e0257" officeooo:paragraph-rsid="002e0257"/>
    </style:style>
    <style:style style:name="P28" style:family="paragraph" style:parent-style-name="Heading_20_1">
      <style:text-properties officeooo:paragraph-rsid="0030fb88"/>
    </style:style>
    <style:style style:name="P29" style:family="paragraph" style:parent-style-name="Text_20_body" style:list-style-name="L9"/>
    <style:style style:name="P30" style:family="paragraph" style:parent-style-name="Heading_20_1">
      <style:text-properties officeooo:paragraph-rsid="003fdea8"/>
    </style:style>
    <style:style style:name="P31" style:family="paragraph" style:parent-style-name="Text_20_body" style:list-style-name="L10">
      <style:text-properties officeooo:rsid="00416b00" officeooo:paragraph-rsid="00416b00"/>
    </style:style>
    <style:style style:name="P32" style:family="paragraph" style:parent-style-name="Text_20_body" style:list-style-name="L10">
      <style:text-properties officeooo:rsid="00405c43" officeooo:paragraph-rsid="00416b00"/>
    </style:style>
    <style:style style:name="P33" style:family="paragraph" style:parent-style-name="Text_20_body" style:list-style-name="L10">
      <style:text-properties officeooo:rsid="003fdea8" officeooo:paragraph-rsid="003fdea8"/>
    </style:style>
    <style:style style:name="P34" style:family="paragraph" style:parent-style-name="Text_20_body" style:list-style-name="L10">
      <style:text-properties officeooo:rsid="00454b13" officeooo:paragraph-rsid="00454b13"/>
    </style:style>
    <style:style style:name="P35" style:family="paragraph" style:parent-style-name="Text_20_body" style:list-style-name="L10">
      <style:text-properties officeooo:rsid="0046e30a" officeooo:paragraph-rsid="0046e30a"/>
    </style:style>
    <style:style style:name="P36" style:family="paragraph" style:parent-style-name="Text_20_body" style:list-style-name="L10">
      <style:text-properties officeooo:rsid="00470f50" officeooo:paragraph-rsid="00470f50"/>
    </style:style>
    <style:style style:name="P37" style:family="paragraph" style:parent-style-name="Heading_20_1">
      <style:text-properties officeooo:paragraph-rsid="00481803"/>
    </style:style>
    <style:style style:name="P38" style:family="paragraph" style:parent-style-name="Text_20_body" style:list-style-name="L11">
      <style:text-properties officeooo:rsid="0049032a" officeooo:paragraph-rsid="0049032a"/>
    </style:style>
    <style:style style:name="P39" style:family="paragraph" style:parent-style-name="Text_20_body" style:list-style-name="L11">
      <style:text-properties officeooo:rsid="004c88d1" officeooo:paragraph-rsid="004c88d1"/>
    </style:style>
    <style:style style:name="P40" style:family="paragraph" style:parent-style-name="Text_20_body" style:list-style-name="L11">
      <style:text-properties officeooo:rsid="004a53fc" officeooo:paragraph-rsid="004a53fc"/>
    </style:style>
    <style:style style:name="P41" style:family="paragraph" style:parent-style-name="Text_20_body" style:list-style-name="L11">
      <style:text-properties officeooo:rsid="0049a2aa" officeooo:paragraph-rsid="0049a2aa"/>
    </style:style>
    <style:style style:name="T1" style:family="text">
      <style:text-properties officeooo:rsid="004f021f"/>
    </style:style>
    <style:style style:name="T2" style:family="text">
      <style:text-properties officeooo:rsid="0030fb88"/>
    </style:style>
    <style:style style:name="T3" style:family="text">
      <style:text-properties officeooo:rsid="0039b965"/>
    </style:style>
    <style:style style:name="T4" style:family="text">
      <style:text-properties officeooo:rsid="00470f50"/>
    </style:style>
    <style:style style:name="T5" style:family="text">
      <style:text-properties officeooo:rsid="0043600e"/>
    </style:style>
    <style:style style:name="T6" style:family="text">
      <style:text-properties officeooo:rsid="004c0832"/>
    </style:style>
    <style:style style:name="T7" style:family="text">
      <style:text-properties officeooo:rsid="004a53f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Intro to concurrency and the mutual exclusion problem</text:h>
      <text:list text:style-name="L1">
        <text:list-item>
          <text:p text:style-name="P2">Define: Multiple overlapping streams of program statements.</text:p>
        </text:list-item>
        <text:list-item>
          <text:p text:style-name="P3">Motivation</text:p>
          <text:list>
            <text:list-item>
              <text:p text:style-name="P3">Hidden (Virtual), Exploitation, Inherent</text:p>
            </text:list-item>
          </text:list>
        </text:list-item>
        <text:list-item>
          <text:p text:style-name="P2">Shared data</text:p>
        </text:list-item>
        <text:list-item>
          <text:p text:style-name="P2">Depends on interleaving</text:p>
        </text:list-item>
        <text:list-item>
          <text:p text:style-name="P2">Part which only one thread can execute at once</text:p>
        </text:list-item>
      </text:list>
      <text:h text:style-name="Heading_20_1" text:outline-level="1" text:is-list-header="true">2. Synchronization</text:h>
      <text:list text:style-name="L2">
        <text:list-item>
          <text:p text:style-name="P4">Locks:</text:p>
          <text:list>
            <text:list-item>
              <text:p text:style-name="P4">Mutual exclusion, visibility, prevents reordering.</text:p>
            </text:list-item>
          </text:list>
        </text:list-item>
        <text:list-item>
          <text:p text:style-name="P4">Monitors:</text:p>
          <text:list>
            <text:list-item>
              <text:p text:style-name="P5">Internal state, methods (mutex), condition variables.</text:p>
            </text:list-item>
            <text:list-item>
              <text:p text:style-name="P5">Fairness.</text:p>
            </text:list-item>
          </text:list>
        </text:list-item>
        <text:list-item>
          <text:p text:style-name="P5">Semaphores:</text:p>
          <text:list>
            <text:list-item>
              <text:p text:style-name="P6">Permits.</text:p>
            </text:list-item>
            <text:list-item>
              <text:p text:style-name="P6">Limit concurrent access to shared ressource.</text:p>
            </text:list-item>
          </text:list>
        </text:list-item>
      </text:list>
      <text:h text:style-name="Heading_20_1" text:outline-level="1" text:is-list-header="true">3. Visibility</text:h>
      <text:list text:style-name="L3">
        <text:list-item>
          <text:p text:style-name="P7">Data dependencies – <text:span text:style-name="T1">Example</text:span></text:p>
        </text:list-item>
        <text:list-item>
          <text:p text:style-name="P7">Happens before</text:p>
        </text:list-item>
        <text:list-item>
          <text:p text:style-name="P7">Volatile</text:p>
          <text:list>
            <text:list-item>
              <text:p text:style-name="P7">May not be reordered.</text:p>
            </text:list-item>
            <text:list-item>
              <text:p text:style-name="P7">Not stored in registers, nor ensures mutex.</text:p>
            </text:list-item>
          </text:list>
        </text:list-item>
        <text:list-item>
          <text:p text:style-name="P8">Code printouts (2) and code from exercises</text:p>
        </text:list-item>
      </text:list>
      <text:h text:style-name="P9" text:outline-level="1" text:is-list-header="true">4. Thread-safe classes</text:h>
      <text:list text:style-name="L4">
        <text:list-item>
          <text:p text:style-name="P10">Absence of data races on fields.</text:p>
        </text:list-item>
        <text:list-item>
          <text:p text:style-name="P11">Thread-safe program: race condition free.</text:p>
        </text:list-item>
        <text:list-item>
          <text:p text:style-name="P12">Class state, Escaping, (Safe) publication, Immutability, Mutual exclusion</text:p>
        </text:list-item>
      </text:list>
      <text:h text:style-name="P13" text:outline-level="1" text:is-list-header="true">5. Testing</text:h>
      <text:list text:style-name="L5">
        <text:list-item>
          <text:p text:style-name="P14">Safety</text:p>
        </text:list-item>
        <text:list-item>
          <text:p text:style-name="P14">Liveness</text:p>
        </text:list-item>
        <text:list-item>
          <text:p text:style-name="P15">Things to consider:</text:p>
          <text:list>
            <text:list-item>
              <text:p text:style-name="P16">Property</text:p>
            </text:list-item>
            <text:list-item>
              <text:p text:style-name="P16">Interface</text:p>
            </text:list-item>
            <text:list-item>
              <text:p text:style-name="P16">Barriers</text:p>
            </text:list-item>
            <text:list-item>
              <text:p text:style-name="P16">RepeatedTest(X)</text:p>
            </text:list-item>
          </text:list>
        </text:list-item>
      </text:list>
      <text:h text:style-name="P17" text:outline-level="1" text:is-list-header="true">6. Performance measurements</text:h>
      <text:list text:style-name="L6">
        <text:list-item>
          <text:p text:style-name="P18">Time consuming tasks:</text:p>
          <text:list>
            <text:list-item>
              <text:p text:style-name="P18">Searching, computing prime numbers.</text:p>
            </text:list-item>
          </text:list>
        </text:list-item>
        <text:list-item>
          <text:p text:style-name="P18">Exploitation.</text:p>
        </text:list-item>
        <text:list-item>
          <text:p text:style-name="P18">Better research.</text:p>
        </text:list-item>
        <text:list-item>
          <text:p text:style-name="P19">Normal distribution – Standard deviation</text:p>
        </text:list-item>
      </text:list>
      <text:h text:style-name="P20" text:outline-level="1" text:is-list-header="true">7. Performance and Scalability</text:h>
      <text:list text:style-name="L7">
        <text:list-item>
          <text:p text:style-name="P21">Executor, Future, and Threads</text:p>
        </text:list-item>
        <text:list-item>
          <text:p text:style-name="P21">Amdahl’s Law</text:p>
          <text:list>
            <text:list-item>
              <text:p text:style-name="P22">Speed up = 1 / (F + (1-F) / N)</text:p>
            </text:list-item>
          </text:list>
        </text:list-item>
        <text:list-item>
          <text:p text:style-name="P22">Losses: Starvation, Separation, Saturation, Braking</text:p>
        </text:list-item>
        <text:list-item>
          <text:p text:style-name="P23">Locking large data structures – E.g. lock striping for hashmaps.</text:p>
        </text:list-item>
      </text:list>
      <text:h text:style-name="P24" text:outline-level="1" text:is-list-header="true">8. Lock-free Data Structures</text:h>
      <text:list text:style-name="L8">
        <text:list-item>
          <text:p text:style-name="P25">CAS typically faster, but higher memory usage.</text:p>
        </text:list-item>
        <text:list-item>
          <text:p text:style-name="P26">Lock-free data structures</text:p>
        </text:list-item>
        <text:list-item>
          <text:p text:style-name="P26">AtomicXX</text:p>
        </text:list-item>
        <text:list-item>
          <text:p text:style-name="P27">ABA problem</text:p>
        </text:list-item>
      </text:list>
      <text:h text:style-name="P28" text:outline-level="1" text:is-list-header="true">9. Linearizability</text:h>
      <text:list text:style-name="L9">
        <text:list-item>
          <text:p text:style-name="P29"><text:span text:style-name="T2">Sequential consistency </text:span>(show <text:span text:style-name="T3">example</text:span>).</text:p>
        </text:list-item>
        <text:list-item>
          <text:p text:style-name="P29">Linearizability</text:p>
          <text:list>
            <text:list-item>
              <text:p text:style-name="P29">Motivation: Arguing about concurrent objects.</text:p>
            </text:list-item>
            <text:list-item>
              <text:p text:style-name="P29"><text:soft-page-break/>Preserves real time order of execution.</text:p>
            </text:list-item>
            <text:list-item>
              <text:p text:style-name="P29">Linearization point.</text:p>
            </text:list-item>
            <text:list-item>
              <text:p text:style-name="P29">Object is linearizable iff. all executions are linearizable.</text:p>
            </text:list-item>
          </text:list>
        </text:list-item>
      </text:list>
      <text:h text:style-name="P30" text:outline-level="1" text:is-list-header="true">10. Streams</text:h>
      <text:list text:style-name="L10">
        <text:list-item>
          <text:p text:style-name="P31">Motivation:</text:p>
          <text:list>
            <text:list-item>
              <text:p text:style-name="P31">Exploitation.</text:p>
            </text:list-item>
            <text:list-item>
              <text:p text:style-name="P32">Embarrasingly parallel tasks.</text:p>
            </text:list-item>
          </text:list>
        </text:list-item>
        <text:list-item>
          <text:p text:style-name="P31"><text:span text:style-name="T4">Java</text:span> <text:span text:style-name="T4">S</text:span>treams – <text:span text:style-name="T4">Pull based:</text:span></text:p>
          <text:list>
            <text:list-item>
              <text:p text:style-name="P33">Sources – <text:span text:style-name="T5">parallelizeable – may be infinite.</text:span></text:p>
            </text:list-item>
            <text:list-item>
              <text:p text:style-name="P31">Intermediate – Lambda expressions.</text:p>
            </text:list-item>
            <text:list-item>
              <text:p text:style-name="P31">Terminal – <text:span text:style-name="T5">Laziness.</text:span></text:p>
            </text:list-item>
          </text:list>
        </text:list-item>
        <text:list-item>
          <text:p text:style-name="P34">Pitfalls:</text:p>
          <text:list>
            <text:list-item>
              <text:p text:style-name="P34">Stateful lambdas.</text:p>
            </text:list-item>
            <text:list-item>
              <text:p text:style-name="P34">Associativity in parallel reductions.</text:p>
            </text:list-item>
            <text:list-item>
              <text:p text:style-name="P34">Terminals on infinite streams.</text:p>
            </text:list-item>
          </text:list>
        </text:list-item>
        <text:list-item>
          <text:p text:style-name="P35">RxJava – <text:span text:style-name="T4">Push based:</text:span></text:p>
          <text:list>
            <text:list-item>
              <text:p text:style-name="P35">Oberservable</text:p>
            </text:list-item>
            <text:list-item>
              <text:p text:style-name="P35">Observer</text:p>
            </text:list-item>
            <text:list-item>
              <text:p text:style-name="P36">Backpressure</text:p>
            </text:list-item>
          </text:list>
        </text:list-item>
      </text:list>
      <text:h text:style-name="P37" text:outline-level="1" text:is-list-header="true">11. Message Passing</text:h>
      <text:list text:style-name="L11">
        <text:list-item>
          <text:p text:style-name="P38">Motivation:</text:p>
          <text:list>
            <text:list-item>
              <text:p text:style-name="P38">Shared state is dangerous – Especially mutable.</text:p>
            </text:list-item>
            <text:list-item>
              <text:p text:style-name="P38">Sharing through messages.</text:p>
            </text:list-item>
          </text:list>
        </text:list-item>
        <text:list-item>
          <text:p text:style-name="P38">Actor model - Actors:</text:p>
          <text:list>
            <text:list-item>
              <text:p text:style-name="P38">Build in message passing.</text:p>
            </text:list-item>
            <text:list-item>
              <text:p text:style-name="P39">Draw model.</text:p>
            </text:list-item>
            <text:list-item>
              <text:p text:style-name="P38">What is an actor?</text:p>
              <text:list>
                <text:list-item>
                  <text:p text:style-name="P40">Sequential unit of computation (<text:span text:style-name="T6">abstraction of </text:span>thread).</text:p>
                </text:list-item>
                <text:list-item>
                  <text:p text:style-name="P38"><text:span text:style-name="T7">Actions: </text:span>Receive, Send, Create, Change.</text:p>
                </text:list-item>
                <text:list-item>
                  <text:p text:style-name="P38">Mail address, Local state, Mailbox.</text:p>
                </text:list-item>
              </text:list>
            </text:list-item>
            <text:list-item>
              <text:p text:style-name="P41">Messages:</text:p>
              <text:list>
                <text:list-item>
                  <text:p text:style-name="P41">No guarantee of order.</text:p>
                </text:list-item>
                <text:list-item>
                  <text:p text:style-name="P41">Send is non-blocking – receive is blocking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fo:font-weight="bold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1:58:57.607866794</meta:creation-date>
    <dc:date>2025-01-09T14:37:03.436812213</dc:date>
    <meta:editing-duration>PT3H34M46S</meta:editing-duration>
    <meta:editing-cycles>40</meta:editing-cycles>
    <meta:generator>LibreOffice/24.8.3.2$Linux_X86_64 LibreOffice_project/480$Build-2</meta:generator>
    <meta:document-statistic meta:table-count="0" meta:image-count="0" meta:object-count="0" meta:page-count="2" meta:paragraph-count="89" meta:word-count="385" meta:character-count="2383" meta:non-whitespace-character-count="2154"/>
  </office:meta>
</office:document-meta>
</file>